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CreationValidatorTest.should_validation_be_safe_when_nulls_pas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CreationValidatorTest.should_allow_only_consistent_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reationValidatorTest.should_not_allow_inconsistent_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ckCreationValidatorTest.should_fail_when_type_not_mock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CreationValidatorTest.should_not_allow_extra_interface_that_is_the_same_as_the_mocked_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